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8080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rairies externes</text:p>
      <text:p text:style-name="Standard"/>
      <text:p text:style-name="P1">note: le type int en C va de -2**31 à (2**31)-1</text:p>
      <text:p text:style-name="Standard"/>
      <text:p text:style-name="Standard">librairie sqlite</text:p>
      <text:p text:style-name="Standard"/>
      <text:p text:style-name="Standard"/>
      <text:p text:style-name="Standard">librairie gtk3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background-color="#000000" fo:padding="0.049cm" fo:border="0.088cm solid #0084d1" style:shadow="none">
        <style:background-image/>
      </style:paragraph-properties>
      <style:text-properties fo:color="#ffffff" style:font-name="Segoe UI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0S</meta:editing-duration>
    <meta:editing-cycles>4</meta:editing-cycles>
    <meta:generator>OpenOffice/4.1.7$Win32 OpenOffice.org_project/417m1$Build-9800</meta:generator>
    <dc:date>2020-12-15T13:21:28.37</dc:date>
    <dc:creator>Julien Crambes</dc:creator>
    <meta:document-statistic meta:table-count="0" meta:image-count="0" meta:object-count="0" meta:page-count="1" meta:paragraph-count="4" meta:word-count="17" meta:character-count="96"/>
    <meta:user-defined meta:name="Info 1"/>
    <meta:user-defined meta:name="Info 2"/>
    <meta:user-defined meta:name="Info 3"/>
    <meta:user-defined meta:name="Info 4"/>
  </office:meta>
</office:document-meta>
</file>